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ff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 style:vertical-align="top"/>
    </style:style>
    <style:style style:name="ce3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ff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uration [sec]</text:p>
          </table:table-cell>
          <table:table-cell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0208343*96" office:value-type="float" office:value="2.0000928" calcext:value-type="float">
            <text:p>2.0000928</text:p>
          </table:table-cell>
          <table:table-cell office:value-type="float" office:value="9.574" calcext:value-type="float">
            <text:p>9.574</text:p>
          </table:table-cell>
          <table:table-cell office:value-type="string" calcext:value-type="string">
            <text:p>Baselin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0236663 * 96" office:value-type="float" office:value="2.2719648" calcext:value-type="float">
            <text:p>2.2719648</text:p>
          </table:table-cell>
          <table:table-cell office:value-type="float" office:value="9.443" calcext:value-type="float">
            <text:p>9.44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019449*96" office:value-type="float" office:value="1.867104" calcext:value-type="float">
            <text:p>1.867104</text:p>
          </table:table-cell>
          <table:table-cell office:value-type="float" office:value="8.934" calcext:value-type="float">
            <text:p>8.93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0271039*96" office:value-type="float" office:value="2.6019744" calcext:value-type="float">
            <text:p>2.6019744</text:p>
          </table:table-cell>
          <table:table-cell office:value-type="float" office:value="9.149" calcext:value-type="float">
            <text:p>9.149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015989*96" office:value-type="float" office:value="1.534944" calcext:value-type="float">
            <text:p>1.534944</text:p>
          </table:table-cell>
          <table:table-cell office:value-type="float" office:value="8.417" calcext:value-type="float">
            <text:p>8.41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0180051*96" office:value-type="float" office:value="1.7284896" calcext:value-type="float">
            <text:p>1.7284896</text:p>
          </table:table-cell>
          <table:table-cell office:value-type="float" office:value="9.075" calcext:value-type="float">
            <text:p>9.07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0317799*96" office:value-type="float" office:value="3.0508704" calcext:value-type="float">
            <text:p>3.0508704</text:p>
          </table:table-cell>
          <table:table-cell office:value-type="float" office:value="9.485" calcext:value-type="float">
            <text:p>9.48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0122567*96" office:value-type="float" office:value="1.1766432" calcext:value-type="float">
            <text:p>1.1766432</text:p>
          </table:table-cell>
          <table:table-cell office:value-type="float" office:value="8.761" calcext:value-type="float">
            <text:p>8.76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0475165*96" office:value-type="float" office:value="4.561584" calcext:value-type="float">
            <text:p>4.561584</text:p>
          </table:table-cell>
          <table:table-cell office:value-type="float" office:value="9.339" calcext:value-type="float">
            <text:p>9.33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0419567*96" office:value-type="float" office:value="4.0278432" calcext:value-type="float">
            <text:p>4.0278432</text:p>
          </table:table-cell>
          <table:table-cell office:value-type="float" office:value="8.946" calcext:value-type="float">
            <text:p>8.9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SUM([.B2:.B11])/10" office:value-type="float" office:value="2.48215104" calcext:value-type="float">
            <text:p>2.48215104</text:p>
          </table:table-cell>
          <table:table-cell table:style-name="ce4" table:formula="of:=SUM([.C2:.C11])/10" office:value-type="float" office:value="9.1123" calcext:value-type="float">
            <text:p>9.1123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5" table:number-columns-repeated="2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uration [sec]</text:p>
          </table:table-cell>
          <table:table-cell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0154302*96" office:value-type="float" office:value="1.4812992" calcext:value-type="float">
            <text:p>1.4812992</text:p>
          </table:table-cell>
          <table:table-cell office:value-type="float" office:value="26.112" calcext:value-type="float">
            <text:p>26.112</text:p>
          </table:table-cell>
          <table:table-cell office:value-type="string" calcext:value-type="string">
            <text:p>Lene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013526*96" office:value-type="float" office:value="1.298496" calcext:value-type="float">
            <text:p>1.298496</text:p>
          </table:table-cell>
          <table:table-cell office:value-type="float" office:value="25.93" calcext:value-type="float">
            <text:p>25.9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0130929*96" office:value-type="float" office:value="1.2569184" calcext:value-type="float">
            <text:p>1.2569184</text:p>
          </table:table-cell>
          <table:table-cell office:value-type="float" office:value="25.956" calcext:value-type="float">
            <text:p>25.95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0133111*96" office:value-type="float" office:value="1.2778656" calcext:value-type="float">
            <text:p>1.2778656</text:p>
          </table:table-cell>
          <table:table-cell office:value-type="float" office:value="25.901" calcext:value-type="float">
            <text:p>25.90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0133057*96" office:value-type="float" office:value="1.2773472" calcext:value-type="float">
            <text:p>1.2773472</text:p>
          </table:table-cell>
          <table:table-cell office:value-type="float" office:value="25.868" calcext:value-type="float">
            <text:p>25.868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0126925*96" office:value-type="float" office:value="1.21848" calcext:value-type="float">
            <text:p>1.21848</text:p>
          </table:table-cell>
          <table:table-cell office:value-type="float" office:value="25.993" calcext:value-type="float">
            <text:p>25.993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0168684*96" office:value-type="float" office:value="1.6193664" calcext:value-type="float">
            <text:p>1.6193664</text:p>
          </table:table-cell>
          <table:table-cell office:value-type="float" office:value="26.049" calcext:value-type="float">
            <text:p>26.049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0126891*96" office:value-type="float" office:value="1.2181536" calcext:value-type="float">
            <text:p>1.2181536</text:p>
          </table:table-cell>
          <table:table-cell office:value-type="float" office:value="26.087" calcext:value-type="float">
            <text:p>26.08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0128033*96" office:value-type="float" office:value="1.2291168" calcext:value-type="float">
            <text:p>1.2291168</text:p>
          </table:table-cell>
          <table:table-cell office:value-type="float" office:value="25.968" calcext:value-type="float">
            <text:p>25.968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0124914*96" office:value-type="float" office:value="1.1991744" calcext:value-type="float">
            <text:p>1.1991744</text:p>
          </table:table-cell>
          <table:table-cell office:value-type="float" office:value="25.916" calcext:value-type="float">
            <text:p>25.9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SUM([.B15:.B24])/10" office:value-type="float" office:value="1.30762176" calcext:value-type="float">
            <text:p>1.30762176</text:p>
          </table:table-cell>
          <table:table-cell table:style-name="ce3" table:formula="of:=SUM([.C15:.C24])/10" office:value-type="float" office:value="25.978" calcext:value-type="float">
            <text:p>25.97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uration [sec]</text:p>
          </table:table-cell>
          <table:table-cell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357999*96" office:value-type="float" office:value="34.367904" calcext:value-type="float">
            <text:p>34.367904</text:p>
          </table:table-cell>
          <table:table-cell office:value-type="float" office:value="212.407" calcext:value-type="float">
            <text:p>212.407</text:p>
          </table:table-cell>
          <table:table-cell office:value-type="string" calcext:value-type="string">
            <text:p>VG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543685*96" office:value-type="float" office:value="52.19376" calcext:value-type="float">
            <text:p>52.19376</text:p>
          </table:table-cell>
          <table:table-cell office:value-type="float" office:value="215.322" calcext:value-type="float">
            <text:p>215.32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496027*96" office:value-type="float" office:value="47.618592" calcext:value-type="float">
            <text:p>47.618592</text:p>
          </table:table-cell>
          <table:table-cell office:value-type="float" office:value="224.114" calcext:value-type="float">
            <text:p>224.11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299228*96" office:value-type="float" office:value="28.725888" calcext:value-type="float">
            <text:p>28.725888</text:p>
          </table:table-cell>
          <table:table-cell office:value-type="float" office:value="214.676" calcext:value-type="float">
            <text:p>214.676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290158*96" office:value-type="float" office:value="27.855168" calcext:value-type="float">
            <text:p>27.855168</text:p>
          </table:table-cell>
          <table:table-cell office:value-type="float" office:value="215.564" calcext:value-type="float">
            <text:p>215.564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286934*96" office:value-type="float" office:value="27.545664" calcext:value-type="float">
            <text:p>27.545664</text:p>
          </table:table-cell>
          <table:table-cell office:value-type="float" office:value="214.125" calcext:value-type="float">
            <text:p>214.12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300885*96" office:value-type="float" office:value="28.88496" calcext:value-type="float">
            <text:p>28.88496</text:p>
          </table:table-cell>
          <table:table-cell office:value-type="float" office:value="215.557" calcext:value-type="float">
            <text:p>215.55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505867*96" office:value-type="float" office:value="48.563232" calcext:value-type="float">
            <text:p>48.563232</text:p>
          </table:table-cell>
          <table:table-cell office:value-type="float" office:value="216.29" calcext:value-type="float">
            <text:p>216.29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601625*96" office:value-type="float" office:value="57.756" calcext:value-type="float">
            <text:p>57.756</text:p>
          </table:table-cell>
          <table:table-cell office:value-type="float" office:value="215.534" calcext:value-type="float">
            <text:p>215.534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830172*96" office:value-type="float" office:value="79.696512" calcext:value-type="float">
            <text:p>79.696512</text:p>
          </table:table-cell>
          <table:table-cell office:value-type="float" office:value="216.006" calcext:value-type="float">
            <text:p>216.0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SUM([.B28:.B37])/10" office:value-type="float" office:value="43.320768" calcext:value-type="float">
            <text:p>43.320768</text:p>
          </table:table-cell>
          <table:table-cell table:style-name="ce3" table:formula="of:=SUM([.C28:.C37])/10" office:value-type="float" office:value="215.9595" calcext:value-type="float">
            <text:p>215.959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57:50.932287071</meta:creation-date>
    <dc:date>2019-02-25T18:19:21.419377053</dc:date>
    <meta:editing-duration>PT1H49S</meta:editing-duration>
    <meta:editing-cycles>26</meta:editing-cycles>
    <meta:generator>LibreOffice/5.1.6.2$Linux_AARCH64 LibreOffice_project/10m0$Build-2</meta:generator>
    <meta:document-statistic meta:table-count="1" meta:cell-count="114" meta:object-count="0"/>
  </office:meta>
</office:document-meta>
</file>